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ransformations</text:p>
      <text:p text:style-name="Standard"><text:tab/>Transformation in Space</text:p>
      <text:p text:style-name="Standard"><text:tab/>Translation Operator</text:p>
      <text:p text:style-name="Standard"><text:tab/>Translational Symmetry</text:p>
      <text:p text:style-name="Standard"><text:tab/>Conservation Laws</text:p>
      <text:p text:style-name="Standard"><text:tab/>Conservation of Probability</text:p>
      <text:p text:style-name="Standard"><text:tab/>Parity</text:p>
      <text:p text:style-name="Standard"><text:tab/>Parity In 1D</text:p>
      <text:p text:style-name="Standard"><text:tab/>Parity In 2D</text:p>
      <text:p text:style-name="Standard"><text:tab/>Parity In 3D</text:p>
      <text:p text:style-name="Standard"><text:tab/>Even Parity</text:p>
      <text:p text:style-name="Standard"><text:tab/>Odd Parity</text:p>
      <text:p text:style-name="Standard"><text:tab/>Parity selection rules</text:p>
      <text:p text:style-name="Standard"><text:tab/>Rotational Symmetry</text:p>
      <text:p text:style-name="Standard"><text:tab/>Rotations about the z-axis</text:p>
      <text:p text:style-name="Standard"><text:tab/>Rotations in 3D</text:p>
      <text:p text:style-name="Standard"><text:tab/>Degeneracy</text:p>
      <text:p text:style-name="Standard"><text:tab/>Selection rules for Scalars</text:p>
      <text:p text:style-name="Standard"><text:tab/>Translations in time</text:p>
      <text:p text:style-name="Standard"><text:tab/>Time Dependent Equations</text:p>
      <text:p text:style-name="Standard"><text:tab/>Time Translation Invariance</text:p>
      <text:p text:style-name="Standard"><text:tab/>Reflection Symmetry</text:p>
      <text:p text:style-name="Standard"><text:tab/>Periodicity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7-14T10:22:48.562384580</dc:date>
    <meta:editing-duration>PT3M18S</meta:editing-duration>
    <meta:editing-cycles>3</meta:editing-cycles>
    <meta:document-statistic meta:table-count="0" meta:image-count="0" meta:object-count="0" meta:page-count="1" meta:paragraph-count="23" meta:word-count="56" meta:character-count="429" meta:non-whitespace-character-count="374"/>
  </office:meta>
</office:document-meta>
</file>